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澎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澎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澎湖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7472" calcext:value-type="float">
            <text:p>17,47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8523" calcext:value-type="float">
            <text:p>18,52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9395" calcext:value-type="float">
            <text:p>9,39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8212" calcext:value-type="float">
            <text:p>48,212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49737" calcext:value-type="float">
            <text:p>49,7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38" calcext:value-type="float">
            <text:p>49,738</text:p>
          </table:table-cell>
          <table:table-cell table:style-name="ce3" office:value-type="float" office:value="42920" calcext:value-type="float">
            <text:p>42,920</text:p>
          </table:table-cell>
          <table:table-cell table:style-name="ce3" office:value-type="float" office:value="92658" calcext:value-type="float">
            <text:p>92,658</text:p>
          </table:table-cell>
          <table:table-cell table:style-name="ce4" office:value-type="string" calcext:value-type="string">
            <text:p>53.6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馬公市</text:p>
          </table:table-cell>
          <table:table-cell table:style-name="ce2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403" calcext:value-type="float">
            <text:p>10,40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2188" calcext:value-type="float">
            <text:p>12,18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430" calcext:value-type="float">
            <text:p>6,4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0795" calcext:value-type="float">
            <text:p>30,79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1508" calcext:value-type="float">
            <text:p>3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08" calcext:value-type="float">
            <text:p>31,508</text:p>
          </table:table-cell>
          <table:table-cell table:style-name="ce3" office:value-type="float" office:value="22466" calcext:value-type="float">
            <text:p>22,466</text:p>
          </table:table-cell>
          <table:table-cell table:style-name="ce3" office:value-type="float" office:value="53974" calcext:value-type="float">
            <text:p>53,974</text:p>
          </table:table-cell>
          <table:table-cell table:style-name="ce4" office:value-type="string" calcext:value-type="string">
            <text:p>58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5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62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58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啟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66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56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873" calcext:value-type="float">
            <text:p>1,873</text:p>
          </table:table-cell>
          <table:table-cell table:style-name="ce4" office:value-type="string" calcext:value-type="string">
            <text:p>58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58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3930" calcext:value-type="float">
            <text:p>3,930</text:p>
          </table:table-cell>
          <table:table-cell table:style-name="ce4" office:value-type="string" calcext:value-type="string">
            <text:p>61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5068" calcext:value-type="float">
            <text:p>5,068</text:p>
          </table:table-cell>
          <table:table-cell table:style-name="ce4" office:value-type="string" calcext:value-type="string">
            <text:p>5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392" calcext:value-type="float">
            <text:p>2,392</text:p>
          </table:table-cell>
          <table:table-cell table:style-name="ce4" office:value-type="string" calcext:value-type="string">
            <text:p>5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59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5645" calcext:value-type="float">
            <text:p>5,645</text:p>
          </table:table-cell>
          <table:table-cell table:style-name="ce4" office:value-type="string" calcext:value-type="string">
            <text:p>61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3132" calcext:value-type="float">
            <text:p>3,132</text:p>
          </table:table-cell>
          <table:table-cell table:style-name="ce4" office:value-type="string" calcext:value-type="string">
            <text:p>57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315" calcext:value-type="float">
            <text:p>3,315</text:p>
          </table:table-cell>
          <table:table-cell table:style-name="ce4" office:value-type="string" calcext:value-type="string">
            <text:p>59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案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790" calcext:value-type="float">
            <text:p>1,790</text:p>
          </table:table-cell>
          <table:table-cell table:style-name="ce4" office:value-type="string" calcext:value-type="string">
            <text:p>5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56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前寮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2712" calcext:value-type="float">
            <text:p>2,712</text:p>
          </table:table-cell>
          <table:table-cell table:style-name="ce4" office:value-type="string" calcext:value-type="string">
            <text:p>60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5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衛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178" calcext:value-type="float">
            <text:p>2,178</text:p>
          </table:table-cell>
          <table:table-cell table:style-name="ce4" office:value-type="string" calcext:value-type="string">
            <text:p>59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宅里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0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59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57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鐵線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鎖港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2603" calcext:value-type="float">
            <text:p>2,603</text:p>
          </table:table-cell>
          <table:table-cell table:style-name="ce4" office:value-type="string" calcext:value-type="string">
            <text:p>57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水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723" calcext:value-type="float">
            <text:p>1,723</text:p>
          </table:table-cell>
          <table:table-cell table:style-name="ce4" office:value-type="string" calcext:value-type="string">
            <text:p>5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99" calcext:value-type="float">
            <text:p>499</text:p>
          </table:table-cell>
          <table:table-cell table:style-name="ce4" office:value-type="string" calcext:value-type="string">
            <text:p>5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井垵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57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嵵裡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52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風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5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虎井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38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桶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49.0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湖西鄉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586" calcext:value-type="float">
            <text:p>7,58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906" calcext:value-type="float">
            <text:p>7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6" calcext:value-type="float">
            <text:p>7,906</text:p>
          </table:table-cell>
          <table:table-cell table:style-name="ce3" office:value-type="float" office:value="6249" calcext:value-type="float">
            <text:p>6,249</text:p>
          </table:table-cell>
          <table:table-cell table:style-name="ce3" office:value-type="float" office:value="14155" calcext:value-type="float">
            <text:p>14,155</text:p>
          </table:table-cell>
          <table:table-cell table:style-name="ce4" office:value-type="string" calcext:value-type="string">
            <text:p>5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58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5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螺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52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坑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5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52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58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紅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55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溪村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50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0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46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60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西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54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鼎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44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邊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許家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54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64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武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5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隘門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5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投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58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5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6" calcext:value-type="float">
            <text:p>32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5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菓葉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54.6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白沙鄉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4813" calcext:value-type="float">
            <text:p>4,813</text:p>
          </table:table-cell>
          <table:table-cell table:style-name="ce3" office:value-type="float" office:value="8920" calcext:value-type="float">
            <text:p>8,920</text:p>
          </table:table-cell>
          <table:table-cell table:style-name="ce4" office:value-type="string" calcext:value-type="string">
            <text:p>46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屯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8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講美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5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前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58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海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47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子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5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岐頭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4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赤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52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赤崁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782" calcext:value-type="float">
            <text:p>1,782</text:p>
          </table:table-cell>
          <table:table-cell table:style-name="ce4" office:value-type="string" calcext:value-type="string">
            <text:p>52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瓦硐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41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4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梁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48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33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鳥嶼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3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貝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51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46.5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西嶼鄉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582" calcext:value-type="float">
            <text:p>3,5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3" calcext:value-type="float">
            <text:p>3,583</text:p>
          </table:table-cell>
          <table:table-cell table:style-name="ce3" office:value-type="float" office:value="3783" calcext:value-type="float">
            <text:p>3,783</text:p>
          </table:table-cell>
          <table:table-cell table:style-name="ce3" office:value-type="float" office:value="7366" calcext:value-type="float">
            <text:p>7,366</text:p>
          </table:table-cell>
          <table:table-cell table:style-name="ce4" office:value-type="string" calcext:value-type="string">
            <text:p>48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橫礁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98" calcext:value-type="float">
            <text:p>298</text:p>
          </table:table-cell>
          <table:table-cell table:style-name="ce4" office:value-type="string" calcext:value-type="string">
            <text:p>46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界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5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灣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48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門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5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53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崁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5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池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5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池西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48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赤馬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4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垵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4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垵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002" calcext:value-type="float">
            <text:p>2,002</text:p>
          </table:table-cell>
          <table:table-cell table:style-name="ce4" office:value-type="string" calcext:value-type="string">
            <text:p>48.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望安鄉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5" calcext:value-type="float">
            <text:p>47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4808" calcext:value-type="float">
            <text:p>4,808</text:p>
          </table:table-cell>
          <table:table-cell table:style-name="ce4" office:value-type="string" calcext:value-type="string">
            <text:p>31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41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40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社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33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垵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34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將軍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3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27" calcext:value-type="float">
            <text:p>327</text:p>
          </table:table-cell>
          <table:table-cell table:style-name="ce4" office:value-type="string" calcext:value-type="string">
            <text:p>2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坪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19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坪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15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花嶼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31.6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七美鄉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3435" calcext:value-type="float">
            <text:p>3,435</text:p>
          </table:table-cell>
          <table:table-cell table:style-name="ce4" office:value-type="string" calcext:value-type="string">
            <text:p>32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28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3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34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35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28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30.74</text:p>
          </table:table-cell>
          <table:table-cell table:number-columns-repeated="99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澎湖縣" style:display-name="PageStyle_澎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5</meta:creation-date>
    <meta:initial-creator>Apache POI</meta:initial-creator>
    <meta:generator>LibreOffice/6.0.7.3$Linux_X86_64 LibreOffice_project/00m0$Build-3</meta:generator>
    <meta:document-statistic meta:table-count="1" meta:cell-count="2603" meta:object-count="0"/>
  </office:meta>
</office:document-meta>
</file>